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1:.C185];&quot;Yes&quot;)/185" office:value-type="float" office:value="0.47027027027027" calcext:value-type="float">
            <text:p>0.4702702702702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6:06:54.956692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7T16:14:04.334467200</dc:date>
    <meta:editing-duration>PT18H36M26S</meta:editing-duration>
    <meta:editing-cycles>37</meta:editing-cycles>
    <meta:generator>LibreOffice/25.2.1.2$Windows_X86_64 LibreOffice_project/d3abf4aee5fd705e4a92bba33a32f40bc4e56f49</meta:generator>
    <meta:document-statistic meta:table-count="1" meta:cell-count="655" meta:object-count="0"/>
  </office:meta>
</office:document-meta>
</file>